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Liberation Serif" fo:font-size="16pt" officeooo:paragraph-rsid="001cfcb4" style:font-size-asian="16pt" style:font-name-complex="Liberation Serif" style:font-size-complex="16pt"/>
    </style:style>
    <style:style style:name="P2" style:family="paragraph" style:parent-style-name="Preformatted_20_Text">
      <style:text-properties style:font-name="Liberation Serif" fo:font-size="16pt" officeooo:paragraph-rsid="001d1a68" style:font-size-asian="16pt" style:font-name-complex="Liberation Serif" style:font-size-complex="16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6pt" officeooo:paragraph-rsid="001cfcb4" style:font-size-asian="16pt" style:font-name-complex="Liberation Serif" style:font-size-complex="16pt"/>
    </style:style>
    <style:style style:name="P4" style:family="paragraph" style:parent-style-name="Preformatted_20_Text"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5" style:family="paragraph" style:parent-style-name="Standard"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6" style:family="paragraph" style:parent-style-name="Standard">
      <style:paragraph-properties fo:break-before="page"/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8" style:family="paragraph" style:parent-style-name="Standard">
      <style:text-properties style:font-name="Liberation Serif" fo:font-size="16pt" officeooo:rsid="001d9b71" officeooo:paragraph-rsid="001d9b71" style:font-size-asian="16pt" style:font-name-complex="Liberation Serif" style:font-size-complex="16pt"/>
    </style:style>
    <style:style style:name="P9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paragraph-rsid="001cfcb4" fo:background-color="#ffff00" style:font-size-asian="16pt" style:font-weight-asian="bold" style:font-name-complex="Liberation Serif" style:font-size-complex="16pt" style:font-weight-complex="bold"/>
    </style:style>
    <style:style style:name="P10" style:family="paragraph" style:parent-style-name="Standard">
      <style:text-properties style:font-name="Liberation Serif" fo:font-size="16pt" officeooo:rsid="001cfcb4" officeooo:paragraph-rsid="001cfcb4" fo:background-color="#ffff00" style:font-size-asian="16pt" style:font-name-complex="Liberation Serif" style:font-size-complex="16pt"/>
    </style:style>
    <style:style style:name="P11" style:family="paragraph" style:parent-style-name="Standard">
      <style:text-properties officeooo:rsid="001cfcb4" officeooo:paragraph-rsid="001cfcb4"/>
    </style:style>
    <style:style style:name="P12" style:family="paragraph" style:parent-style-name="Standard">
      <style:text-properties officeooo:paragraph-rsid="001cfcb4"/>
    </style:style>
    <style:style style:name="P13" style:family="paragraph" style:parent-style-name="Standard">
      <style:text-properties fo:font-size="16pt" officeooo:rsid="001cfcb4" officeooo:paragraph-rsid="001cfcb4" style:font-size-asian="16pt" style:font-size-complex="16pt"/>
    </style:style>
    <style:style style:name="P14" style:family="paragraph" style:parent-style-name="Standard">
      <style:text-properties officeooo:rsid="0025caa4" officeooo:paragraph-rsid="0025caa4" fo:background-color="#ffff00"/>
    </style:style>
    <style:style style:name="P15" style:family="paragraph" style:parent-style-name="Text_20_body">
      <style:paragraph-properties fo:text-align="start" style:justify-single-word="false"/>
      <style:text-properties officeooo:paragraph-rsid="001d9b71"/>
    </style:style>
    <style:style style:name="P16" style:family="paragraph" style:parent-style-name="Text_20_body">
      <style:text-properties officeooo:paragraph-rsid="001d9b71"/>
    </style:style>
    <style:style style:name="P17" style:family="paragraph" style:parent-style-name="Standard">
      <style:paragraph-properties fo:break-before="page"/>
      <style:text-properties style:font-name="Liberation Serif" fo:font-size="16pt" style:text-underline-style="solid" style:text-underline-width="auto" style:text-underline-color="font-color" fo:font-weight="bold" officeooo:rsid="00227c51" officeooo:paragraph-rsid="00227c51" fo:background-color="#ffff00" style:font-size-asian="16pt" style:font-weight-asian="bold" style:font-name-complex="Liberation Serif" style:font-size-complex="16pt" style:font-weight-complex="bold"/>
    </style:style>
    <style:style style:name="P18" style:family="paragraph" style:parent-style-name="Standard"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19" style:family="paragraph" style:parent-style-name="Standard">
      <style:text-properties style:font-name="Liberation Serif" fo:font-size="16pt" officeooo:rsid="0025caa4" officeooo:paragraph-rsid="0025caa4" style:font-size-asian="16pt" style:font-name-complex="Liberation Serif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28d6f2" officeooo:paragraph-rsid="0028d6f2" style:font-size-asian="16pt" style:font-name-complex="Liberation Serif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6pt" officeooo:rsid="0028d6f2" officeooo:paragraph-rsid="0028d6f2" style:font-size-asian="16pt" style:font-name-complex="Liberation Serif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6pt" officeooo:rsid="0028d6f2" officeooo:paragraph-rsid="0028d6f2" style:font-size-asian="16pt" style:font-name-complex="Liberation Serif" style:font-size-complex="16pt"/>
    </style:style>
    <style:style style:name="P23" style:family="paragraph" style:parent-style-name="Standard">
      <style:text-properties style:font-name="Liberation Serif" fo:font-size="16pt" officeooo:rsid="001cfcb4" officeooo:paragraph-rsid="001cfcb4" fo:background-color="#ffff00" style:font-size-asian="16pt" style:font-name-complex="Liberation Serif" style:font-size-complex="16pt"/>
    </style:style>
    <style:style style:name="T1" style:family="text">
      <style:text-properties officeooo:rsid="001d9b71"/>
    </style:style>
    <style:style style:name="T2" style:family="text">
      <style:text-properties style:font-name="Liberation Serif" style:font-name-complex="Liberation Serif"/>
    </style:style>
    <style:style style:name="T3" style:family="text">
      <style:text-properties style:font-name="Liberation Serif" fo:font-size="16pt" style:font-size-asian="16pt" style:font-name-complex="Liberation Serif" style:font-size-complex="16pt"/>
    </style:style>
    <style:style style:name="T4" style:family="text">
      <style:text-properties style:font-name="Liberation Serif" fo:font-size="16pt" officeooo:rsid="001cfcb4" style:font-size-asian="16pt" style:font-name-complex="Liberation Serif" style:font-size-complex="16pt"/>
    </style:style>
    <style:style style:name="T5" style:family="text">
      <style:text-properties style:font-name="Liberation Serif" fo:font-size="16pt" officeooo:rsid="001d9b71" style:font-size-asian="16pt" style:font-name-complex="Liberation Serif" style:font-size-complex="16pt"/>
    </style:style>
    <style:style style:name="T6" style:family="text">
      <style:text-properties style:font-name="Liberation Serif" fo:font-size="16pt" officeooo:rsid="00264996" style:font-size-asian="16pt" style:font-name-complex="Liberation Serif" style:font-size-complex="16pt"/>
    </style:style>
    <style:style style:name="T7" style:family="text">
      <style:text-properties officeooo:rsid="001ea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ngoDB</text:p>
      <text:p text:style-name="P5"/>
      <text:p text:style-name="P5"/>
      <text:p text:style-name="P5">1. Installation <text:span text:style-name="T1">on Ubuntu</text:span>:</text:p>
      <text:p text:style-name="P1"/>
      <text:p text:style-name="P1">Install mongodb server, mongo shell, mongodb compass from website</text:p>
      <text:p text:style-name="P1"/>
      <text:p text:style-name="P9">Then execute the below commands <text:span text:style-name="T7">in terminal</text:span>:</text:p>
      <text:p text:style-name="P2">﻿</text:p>
      <text:p text:style-name="P2">sudo dpkg -i <text:s/>mongodb-org-server_7.0.4_amd64.deb</text:p>
      <text:p text:style-name="P1">sudo systemctl status mongod</text:p>
      <text:p text:style-name="P1">sudo systemctl start mongod</text:p>
      <text:p text:style-name="P1">sudo systemctl status mongod</text:p>
      <text:p text:style-name="P1">sudo dpkg -i mongodb-mongosh_2.1.1_amd64.deb</text:p>
      <text:p text:style-name="P1">mongosh</text:p>
      <text:p text:style-name="P3">show dbs;</text:p>
      <text:p text:style-name="P3">db.createCollection("students")</text:p>
      <text:p text:style-name="P3">db.students.insert({"name":"rajasekar-t"})</text:p>
      <text:p text:style-name="P3">show dbs;</text:p>
      <text:p text:style-name="P3">exit</text:p>
      <text:p text:style-name="P1">ls</text:p>
      <text:p text:style-name="P4">sudo dpkg -i mongodb-compass_1.40.4_amd64.deb <text:s/></text:p>
      <text:p text:style-name="P5"/>
      <text:p text:style-name="P10"/>
      <text:p text:style-name="P17">Important link: MongoDB cheatsheet:</text:p>
      <text:p text:style-name="P5"><text:a xlink:type="simple" xlink:href="https://www.mongodb.com/developer/products/mongodb/cheat-sheet/" text:style-name="Internet_20_link" text:visited-style-name="Visited_20_Internet_20_Link"/></text:p>
      <text:p text:style-name="P5"><text:a xlink:type="simple" xlink:href="https://www.mongodb.com/developer/products/mongodb/cheat-sheet/" text:style-name="Internet_20_link" text:visited-style-name="Visited_20_Internet_20_Link">https://www.mongodb.com/developer/products/mongodb/cheat-sheet/</text:a> </text:p>
      <text:p text:style-name="P5"/>
      <text:p text:style-name="P5"/>
      <text:p text:style-name="P5">2. CRUD Operations:</text:p>
      <text:p text:style-name="P5"/>
      <text:p text:style-name="P8">Insert:</text:p>
      <text:p text:style-name="P15"><text:a xlink:type="simple" xlink:href="https://www.mongodb.com/docs/manual/reference/method/db.collection.insertOne/#mongodb-method-db.collection.insertOne" office:target-frame-name="_self" xlink:show="replace" text:style-name="Internet_20_link" text:visited-style-name="Visited_20_Internet_20_Link"><text:span text:style-name="Source_20_Text"><text:span text:style-name="T4">db.collection.insertOne()</text:span></text:span></text:a></text:p>
      <text:p text:style-name="P15"><text:a xlink:type="simple" xlink:href="https://www.mongodb.com/docs/manual/reference/method/db.collection.insertMany/#mongodb-method-db.collection.insertMany" office:target-frame-name="_self" xlink:show="replace" text:style-name="Internet_20_link" text:visited-style-name="Visited_20_Internet_20_Link"><text:span text:style-name="Source_20_Text"><text:span text:style-name="T3">db.collection.insertMany()</text:span></text:span></text:a></text:p>
      <text:p text:style-name="P15"><text:span text:style-name="Source_20_Text"><text:span text:style-name="T3"/></text:span></text:p>
      <text:p text:style-name="P15"><text:span text:style-name="Source_20_Text"><text:span text:style-name="T5">Read: </text:span></text:span></text:p>
      <text:p text:style-name="P13"><text:a xlink:type="simple" xlink:href="https://www.mongodb.com/docs/manual/reference/method/db.collection.find/#mongodb-method-db.collection.find" office:target-frame-name="_self" xlink:show="replace" text:style-name="Internet_20_link" text:visited-style-name="Visited_20_Internet_20_Link"><text:span text:style-name="Source_20_Text"><text:span text:style-name="T2">db.collection.find()</text:span></text:span></text:a></text:p>
      <text:p text:style-name="P5"/>
      <text:p text:style-name="P5"/>
      <text:p text:style-name="P8">Update:</text:p>
      <text:p text:style-name="P16"><text:a xlink:type="simple" xlink:href="https://www.mongodb.com/docs/manual/reference/method/db.collection.updateOne/#mongodb-method-db.collection.updateOne" office:target-frame-name="_self" xlink:show="replace" text:style-name="Internet_20_link" text:visited-style-name="Visited_20_Internet_20_Link"><text:span text:style-name="Source_20_Text"><text:span text:style-name="T5">db.collection.updateOne()</text:span></text:span></text:a></text:p>
      <text:p text:style-name="P16"><text:a xlink:type="simple" xlink:href="https://www.mongodb.com/docs/manual/reference/method/db.collection.updateMany/#mongodb-method-db.collection.updateMany" office:target-frame-name="_self" xlink:show="replace" text:style-name="Internet_20_link" text:visited-style-name="Visited_20_Internet_20_Link"><text:span text:style-name="Source_20_Text"><text:span text:style-name="T3">db.collection.updateMany()</text:span></text:span></text:a></text:p>
      <text:p text:style-name="P16"><text:a xlink:type="simple" xlink:href="https://www.mongodb.com/docs/manual/reference/method/db.collection.replaceOne/#mongodb-method-db.collection.replaceOne" office:target-frame-name="_self" xlink:show="replace" text:style-name="Internet_20_link" text:visited-style-name="Visited_20_Internet_20_Link"><text:span text:style-name="Source_20_Text"><text:span text:style-name="T3">db.collection.replaceOne()</text:span></text:span></text:a></text:p>
      <text:p text:style-name="P8"/>
      <text:p text:style-name="P8"/>
      <text:p text:style-name="P8">Delete:</text:p>
      <text:p text:style-name="P16"><text:a xlink:type="simple" xlink:href="https://www.mongodb.com/docs/manual/reference/method/db.collection.deleteMany/#mongodb-method-db.collection.deleteMany" office:target-frame-name="_self" xlink:show="replace" text:style-name="Internet_20_link" text:visited-style-name="Visited_20_Internet_20_Link"><text:span text:style-name="Source_20_Text"><text:span text:style-name="T5">db.collection.deleteMany()</text:span></text:span></text:a></text:p>
      <text:p text:style-name="P16"><text:a xlink:type="simple" xlink:href="https://www.mongodb.com/docs/manual/reference/method/db.collection.deleteOne/#mongodb-method-db.collection.deleteOne" office:target-frame-name="_self" xlink:show="replace" text:style-name="Internet_20_link" text:visited-style-name="Visited_20_Internet_20_Link"><text:span text:style-name="Source_20_Text"><text:span text:style-name="T3">db.collection.deleteOne()</text:span></text:span></text:a></text:p>
      <text:p text:style-name="P8"/>
      <text:p text:style-name="P8"/>
      <text:p text:style-name="P8"/>
      <text:p text:style-name="P8"/>
      <text:p text:style-name="P6">3. MongoDB Methods/ Commands:</text:p>
      <text:p text:style-name="P5"/>
      <text:p text:style-name="P11"><text:a xlink:type="simple" xlink:href="https://www.mongodb.com/docs/mongodb-shell/reference/methods/#std-label-mongosh-database-methods" text:style-name="Internet_20_link" text:visited-style-name="Visited_20_Internet_20_Link"><text:span text:style-name="T3">https://www.mongodb.com/docs/mongodb-shell/reference/methods/#std-label-mongosh-database-methods</text:span></text:a><text:span text:style-name="T3"> </text:span></text:p>
      <text:p text:style-name="P5"/>
      <text:p text:style-name="P5"/>
      <text:p text:style-name="P5">4. Automate with Scripts</text:p>
      <text:p text:style-name="P5"/>
      <text:p text:style-name="P12"><text:a xlink:type="simple" xlink:href="https://www.mongodb.com/docs/mongodb-shell/write-scripts/" text:style-name="Internet_20_link" text:visited-style-name="Visited_20_Internet_20_Link"><text:span text:style-name="T4">https://www.mongodb.com/docs/mongodb-shell/write-scripts/</text:span></text:a><text:span text:style-name="T4"> </text:span></text:p>
      <text:p text:style-name="P5"/>
      <text:p text:style-name="P5"/>
      <text:p text:style-name="P10"/>
      <text:p text:style-name="P14"><text:span text:style-name="T4">I</text:span><text:span text:style-name="T3">mportant concepts: </text:span><text:span text:style-name="T6">Todo</text:span></text:p>
      <text:p text:style-name="P19">Aggregate</text:p>
      <text:p text:style-name="P19"/>
      <text:p text:style-name="P19">Sharding</text:p>
      <text:p text:style-name="P19"/>
      <text:p text:style-name="P19">Pipeline</text:p>
      <text:p text:style-name="P19"/>
      <text:p text:style-name="P19">Cursor</text:p>
      <text:p text:style-name="P19"/>
      <text:p text:style-name="P19"/>
      <text:p text:style-name="P19"/>
      <text:p text:style-name="P19"/>
      <text:p text:style-name="P19"/>
      <text:p text:style-name="P19"/>
      <text:p text:style-name="P20">MongoDB with Java</text:p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9:50:59.429651587</meta:creation-date>
    <dc:date>2023-12-13T17:00:18.193203904</dc:date>
    <meta:editing-duration>PT40M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43" meta:word-count="95" meta:character-count="1093" meta:non-whitespace-character-count="1034"/>
  </office:meta>
</office:document-meta>
</file>